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.setDirectory( boolean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setSize( long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our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Resource( String name , boolean exists , long lastmodified , boolean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.setRefid( Reference 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.Resource( String name , boolean exists ,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.toLong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LastModifi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.isDire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.setExists( boolean exis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is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getMagicNumber( byte [ ] s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.isFilesystemOnl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Resource( String name , boolean exists , long lastmodified , boolean directory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.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.compareTo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.a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